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660" calcext:value-type="float">
            <text:p>660</text:p>
          </table:table-cell>
          <table:table-cell office:value-type="float" office:value="779" calcext:value-type="float">
            <text:p>779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2]))" office:value-type="float" office:value="106.089875792727" calcext:value-type="float">
            <text:p>106.089875792727</text:p>
          </table:table-cell>
          <table:table-cell table:formula="of:=10^(3/(981-202)*(981-[.C2]))" office:value-type="float" office:value="17.2266272575651" calcext:value-type="float">
            <text:p>17.2266272575651</text:p>
          </table:table-cell>
          <table:table-cell table:formula="of:=10^(3/(981-202)*(981-[.D2]))" office:value-type="float" office:value="5.99681168047621" calcext:value-type="float">
            <text:p>5.99681168047621</text:p>
          </table:table-cell>
          <table:table-cell table:formula="of:=10^(3/(981-202)*(981-[.E2]))" office:value-type="float" office:value="1.05464560423599" calcext:value-type="float">
            <text:p>1.05464560423599</text:p>
          </table:table-cell>
          <table:table-cell table:formula="of:=10^(3/(981-202)*(981-[.F2]))" office:value-type="float" office:value="1" calcext:value-type="float">
            <text:p>1</text:p>
          </table:table-cell>
          <table:table-cell table:formula="of:=10^(3/(981-202)*(981-[.G2]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521" calcext:value-type="float">
            <text:p>521</text:p>
          </table:table-cell>
          <table:table-cell office:value-type="float" office:value="695" calcext:value-type="float">
            <text:p>695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81" calcext:value-type="float">
            <text:p>981</text:p>
          </table:table-cell>
          <table:table-cell/>
          <table:table-cell table:formula="of:=10^(3/(981-202)*(981-[.B3]))" office:value-type="float" office:value="404.751720460517" calcext:value-type="float">
            <text:p>404.751720460517</text:p>
          </table:table-cell>
          <table:table-cell table:formula="of:=10^(3/(981-202)*(981-[.C3]))" office:value-type="float" office:value="59.0883585388747" calcext:value-type="float">
            <text:p>59.0883585388747</text:p>
          </table:table-cell>
          <table:table-cell table:formula="of:=10^(3/(981-202)*(981-[.D3]))" office:value-type="float" office:value="12.6302534839293" calcext:value-type="float">
            <text:p>12.6302534839293</text:p>
          </table:table-cell>
          <table:table-cell table:formula="of:=10^(3/(981-202)*(981-[.E3]))" office:value-type="float" office:value="1.92743945378641" calcext:value-type="float">
            <text:p>1.92743945378641</text:p>
          </table:table-cell>
          <table:table-cell table:formula="of:=10^(3/(981-202)*(981-[.F3]))" office:value-type="float" office:value="1" calcext:value-type="float">
            <text:p>1</text:p>
          </table:table-cell>
          <table:table-cell table:formula="of:=10^(3/(981-202)*(981-[.G3]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362" calcext:value-type="float">
            <text:p>362</text:p>
          </table:table-cell>
          <table:table-cell office:value-type="float" office:value="514" calcext:value-type="float">
            <text:p>514</text:p>
          </table:table-cell>
          <table:table-cell office:value-type="float" office:value="710" calcext:value-type="float">
            <text:p>710</text:p>
          </table:table-cell>
          <table:table-cell office:value-type="float" office:value="860" calcext:value-type="float">
            <text:p>860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10^(3/(981-202)*(981-[.B4]))" office:value-type="float" office:value="1194.04810264252" calcext:value-type="float">
            <text:p>1194.04810264252</text:p>
          </table:table-cell>
          <table:table-cell table:formula="of:=10^(3/(981-202)*(981-[.C4]))" office:value-type="float" office:value="242.00560086245" calcext:value-type="float">
            <text:p>242.00560086245</text:p>
          </table:table-cell>
          <table:table-cell table:formula="of:=10^(3/(981-202)*(981-[.D4]))" office:value-type="float" office:value="62.8723311981715" calcext:value-type="float">
            <text:p>62.8723311981715</text:p>
          </table:table-cell>
          <table:table-cell table:formula="of:=10^(3/(981-202)*(981-[.E4]))" office:value-type="float" office:value="11.0572136093751" calcext:value-type="float">
            <text:p>11.0572136093751</text:p>
          </table:table-cell>
          <table:table-cell table:formula="of:=10^(3/(981-202)*(981-[.F4]))" office:value-type="float" office:value="2.92403137452486" calcext:value-type="float">
            <text:p>2.92403137452486</text:p>
          </table:table-cell>
          <table:table-cell table:formula="of:=10^(3/(981-202)*(981-[.G4]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4" calcext:value-type="float">
            <text:p>234</text:p>
          </table:table-cell>
          <table:table-cell office:value-type="float" office:value="356" calcext:value-type="float">
            <text:p>356</text:p>
          </table:table-cell>
          <table:table-cell office:value-type="float" office:value="531" calcext:value-type="float">
            <text:p>531</text:p>
          </table:table-cell>
          <table:table-cell office:value-type="float" office:value="672" calcext:value-type="float">
            <text:p>672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10^(3/(981-202)*(981-[.B5]))" office:value-type="float" office:value="2628.86893554045" calcext:value-type="float">
            <text:p>2628.86893554045</text:p>
          </table:table-cell>
          <table:table-cell table:formula="of:=10^(3/(981-202)*(981-[.C5]))" office:value-type="float" office:value="752.948172323462" calcext:value-type="float">
            <text:p>752.948172323462</text:p>
          </table:table-cell>
          <table:table-cell table:formula="of:=10^(3/(981-202)*(981-[.D5]))" office:value-type="float" office:value="255.230143150073" calcext:value-type="float">
            <text:p>255.230143150073</text:p>
          </table:table-cell>
          <table:table-cell table:formula="of:=10^(3/(981-202)*(981-[.E5]))" office:value-type="float" office:value="54.0743134447851" calcext:value-type="float">
            <text:p>54.0743134447851</text:p>
          </table:table-cell>
          <table:table-cell table:formula="of:=10^(3/(981-202)*(981-[.F5]))" office:value-type="float" office:value="15.4877083933158" calcext:value-type="float">
            <text:p>15.4877083933158</text:p>
          </table:table-cell>
          <table:table-cell table:formula="of:=10^(3/(981-202)*(981-[.G5]))" office:value-type="float" office:value="5.43949282478645" calcext:value-type="float">
            <text:p>5.43949282478645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773" calcext:value-type="float">
            <text:p>773</text:p>
          </table:table-cell>
          <table:table-cell office:value-type="float" office:value="748" calcext:value-type="float">
            <text:p>748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office:value-type="float" office:value="693" calcext:value-type="float">
            <text:p>693</text:p>
          </table:table-cell>
          <table:table-cell office:value-type="float" office:value="646" calcext:value-type="float">
            <text:p>646</text:p>
          </table:table-cell>
          <table:table-cell table:number-columns-repeated="9"/>
          <table:table-cell table:formula="of:=10^(3/(981-202)*(981-[.B7]))" office:value-type="float" office:value="6.32451107824529" calcext:value-type="float">
            <text:p>6.32451107824529</text:p>
          </table:table-cell>
          <table:table-cell table:formula="of:=10^(3/(981-202)*(981-[.C7]))" office:value-type="float" office:value="7.8941293119979" calcext:value-type="float">
            <text:p>7.8941293119979</text:p>
          </table:table-cell>
          <table:table-cell table:formula="of:=10^(3/(981-202)*(981-[.D7]))" office:value-type="float" office:value="12.5187502586253" calcext:value-type="float">
            <text:p>12.5187502586253</text:p>
          </table:table-cell>
          <table:table-cell table:formula="of:=10^(3/(981-202)*(981-[.E7]))" office:value-type="float" office:value="13.5587856761943" calcext:value-type="float">
            <text:p>13.5587856761943</text:p>
          </table:table-cell>
          <table:table-cell table:formula="of:=10^(3/(981-202)*(981-[.F7]))" office:value-type="float" office:value="12.856248223797" calcext:value-type="float">
            <text:p>12.856248223797</text:p>
          </table:table-cell>
          <table:table-cell table:formula="of:=10^(3/(981-202)*(981-[.G7]))" office:value-type="float" office:value="19.5036337412381" calcext:value-type="float">
            <text:p>19.5036337412381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07" calcext:value-type="float">
            <text:p>407</text:p>
          </table:table-cell>
          <table:table-cell office:value-type="float" office:value="418" calcext:value-type="float">
            <text:p>418</text:p>
          </table:table-cell>
          <table:table-cell office:value-type="float" office:value="463" calcext:value-type="float">
            <text:p>463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I2]-[.I1]" office:value-type="float" office:value="106.089875792727" calcext:value-type="float">
            <text:p>106.089875792727</text:p>
          </table:table-cell>
          <table:table-cell table:formula="of:=[.J2]-[.J1]" office:value-type="float" office:value="17.2266272575651" calcext:value-type="float">
            <text:p>17.2266272575651</text:p>
          </table:table-cell>
          <table:table-cell table:formula="of:=[.K2]-[.K1]" office:value-type="float" office:value="5.99681168047621" calcext:value-type="float">
            <text:p>5.99681168047621</text:p>
          </table:table-cell>
          <table:table-cell table:formula="of:=[.L2]-[.L1]" office:value-type="float" office:value="1.05464560423599" calcext:value-type="float">
            <text:p>1.05464560423599</text:p>
          </table:table-cell>
          <table:table-cell table:formula="of:=[.M2]-[.M1]" office:value-type="float" office:value="1" calcext:value-type="float">
            <text:p>1</text:p>
          </table:table-cell>
          <table:table-cell table:formula="of:=[.N2]-[.N1]" office:value-type="float" office:value="1" calcext:value-type="float">
            <text:p>1</text:p>
          </table:table-cell>
          <table:table-cell table:formula="of:=SUM([.I8:.N8])" office:value-type="float" office:value="132.367960335005" calcext:value-type="float">
            <text:p>132.367960335005</text:p>
          </table:table-cell>
          <table:table-cell/>
          <table:table-cell table:formula="of:=10^(3/(981-202)*(981-[.B8]))" office:value-type="float" office:value="92.8768705968454" calcext:value-type="float">
            <text:p>92.8768705968454</text:p>
          </table:table-cell>
          <table:table-cell table:formula="of:=10^(3/(981-202)*(981-[.C8]))" office:value-type="float" office:value="114.9036332358" calcext:value-type="float">
            <text:p>114.9036332358</text:p>
          </table:table-cell>
          <table:table-cell table:formula="of:=10^(3/(981-202)*(981-[.D8]))" office:value-type="float" office:value="162.377673918872" calcext:value-type="float">
            <text:p>162.377673918872</text:p>
          </table:table-cell>
          <table:table-cell table:formula="of:=10^(3/(981-202)*(981-[.E8]))" office:value-type="float" office:value="147.286965015563" calcext:value-type="float">
            <text:p>147.286965015563</text:p>
          </table:table-cell>
          <table:table-cell table:formula="of:=10^(3/(981-202)*(981-[.F8]))" office:value-type="float" office:value="98.8246333661952" calcext:value-type="float">
            <text:p>98.8246333661952</text:p>
          </table:table-cell>
          <table:table-cell table:formula="of:=10^(3/(981-202)*(981-[.G8]))" office:value-type="float" office:value="36.9312574552112" calcext:value-type="float">
            <text:p>36.9312574552112</text:p>
          </table:table-cell>
        </table:table-row>
        <table:table-row table:style-name="ro1">
          <table:table-cell table:number-columns-repeated="8"/>
          <table:table-cell table:formula="of:=[.I3]-[.I2]" office:value-type="float" office:value="298.66184466779" calcext:value-type="float">
            <text:p>298.66184466779</text:p>
          </table:table-cell>
          <table:table-cell table:formula="of:=[.J3]-[.J2]" office:value-type="float" office:value="41.8617312813096" calcext:value-type="float">
            <text:p>41.8617312813096</text:p>
          </table:table-cell>
          <table:table-cell table:formula="of:=[.K3]-[.K2]" office:value-type="float" office:value="6.6334418034531" calcext:value-type="float">
            <text:p>6.6334418034531</text:p>
          </table:table-cell>
          <table:table-cell table:formula="of:=[.L3]-[.L2]" office:value-type="float" office:value="0.872793849550413" calcext:value-type="float">
            <text:p>0.872793849550413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N3]-[.N2]" office:value-type="float" office:value="0" calcext:value-type="float">
            <text:p>0</text:p>
          </table:table-cell>
          <table:table-cell table:formula="of:=SUM([.I9:.N9])" office:value-type="float" office:value="348.029811602103" calcext:value-type="float">
            <text:p>348.029811602103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4]-[.I3]" office:value-type="float" office:value="789.296382182001" calcext:value-type="float">
            <text:p>789.296382182001</text:p>
          </table:table-cell>
          <table:table-cell table:formula="of:=[.J4]-[.J3]" office:value-type="float" office:value="182.917242323576" calcext:value-type="float">
            <text:p>182.917242323576</text:p>
          </table:table-cell>
          <table:table-cell table:formula="of:=[.K4]-[.K3]" office:value-type="float" office:value="50.2420777142422" calcext:value-type="float">
            <text:p>50.2420777142422</text:p>
          </table:table-cell>
          <table:table-cell table:formula="of:=[.L4]-[.L3]" office:value-type="float" office:value="9.12977415558869" calcext:value-type="float">
            <text:p>9.12977415558869</text:p>
          </table:table-cell>
          <table:table-cell table:formula="of:=[.M4]-[.M3]" office:value-type="float" office:value="1.92403137452486" calcext:value-type="float">
            <text:p>1.92403137452486</text:p>
          </table:table-cell>
          <table:table-cell table:formula="of:=[.N4]-[.N3]" office:value-type="float" office:value="0" calcext:value-type="float">
            <text:p>0</text:p>
          </table:table-cell>
          <table:table-cell table:formula="of:=SUM([.I10:.N10])" office:value-type="float" office:value="1033.50950774993" calcext:value-type="float">
            <text:p>1033.50950774993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[.I5]-[.I4]" office:value-type="float" office:value="1434.82083289793" calcext:value-type="float">
            <text:p>1434.82083289793</text:p>
          </table:table-cell>
          <table:table-cell table:formula="of:=[.J5]-[.J4]" office:value-type="float" office:value="510.942571461011" calcext:value-type="float">
            <text:p>510.942571461011</text:p>
          </table:table-cell>
          <table:table-cell table:formula="of:=[.K5]-[.K4]" office:value-type="float" office:value="192.357811951902" calcext:value-type="float">
            <text:p>192.357811951902</text:p>
          </table:table-cell>
          <table:table-cell table:formula="of:=[.L5]-[.L4]" office:value-type="float" office:value="43.01709983541" calcext:value-type="float">
            <text:p>43.01709983541</text:p>
          </table:table-cell>
          <table:table-cell table:formula="of:=[.M5]-[.M4]" office:value-type="float" office:value="12.5636770187909" calcext:value-type="float">
            <text:p>12.5636770187909</text:p>
          </table:table-cell>
          <table:table-cell table:formula="of:=[.N5]-[.N4]" office:value-type="float" office:value="4.43949282478645" calcext:value-type="float">
            <text:p>4.43949282478645</text:p>
          </table:table-cell>
          <table:table-cell table:formula="of:=SUM([.I11:.N11])" office:value-type="float" office:value="2198.14148598983" calcext:value-type="float">
            <text:p>2198.14148598983</text:p>
          </table:table-cell>
          <table:table-cell table:number-columns-repeated="7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ptmiss bin</text:p>
          </table:table-cell>
          <table:table-cell office:value-type="string" calcext:value-type="string">
            <text:p>CR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delta BG stat</text:p>
          </table:table-cell>
          <table:table-cell office:value-type="string" calcext:value-type="string">
            <text:p>delta BG sys</text:p>
          </table:table-cell>
          <table:table-cell office:value-type="string" calcext:value-type="string">
            <text:p>delta Total</text:p>
          </table:table-cell>
          <table:table-cell office:value-type="string" calcext:value-type="string">
            <text:p>N*T</text:p>
          </table:table-cell>
          <table:table-cell office:value-type="string" calcext:value-type="string">
            <text:p>Sqrt(N)*T</text:p>
          </table:table-cell>
          <table:table-cell office:value-type="string" calcext:value-type="string">
            <text:p>delta TransFac</text:p>
          </table:table-cell>
          <table:table-cell table:number-columns-repeated="3"/>
          <table:table-cell office:value-type="string" calcext:value-type="string">
            <text:p>Approx Sys: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SQRT([.K19]*[.K19]+[.J19]*[.J19])" office:value-type="float" office:value="17.464249196573" calcext:value-type="float">
            <text:p>17.464249196573</text:p>
          </table:table-cell>
          <table:table-cell table:formula="of:=[.G19]*0.198" office:value-type="float" office:value="235.818" calcext:value-type="float">
            <text:p>235.818</text:p>
          </table:table-cell>
          <table:table-cell table:formula="of:=SQRT([.G19])*0.198" office:value-type="float" office:value="6.83315183498801" calcext:value-type="float">
            <text:p>6.83315183498801</text:p>
          </table:table-cell>
          <table:table-cell table:formula="of:=[.G19]*0.009" office:value-type="float" office:value="10.719" calcext:value-type="float">
            <text:p>10.719</text:p>
          </table:table-cell>
          <table:table-cell/>
          <table:table-cell table:formula="of:=SQRT([.N19]*[.N19]+[.O19]*[.O19])" office:value-type="float" office:value="12.7117632529874" calcext:value-type="float">
            <text:p>12.7117632529874</text:p>
          </table:table-cell>
          <table:table-cell table:formula="of:=[.Q19]/[.L19]" office:value-type="float" office:value="0.727873446485281" calcext:value-type="float">
            <text:p>0.727873446485281</text:p>
          </table:table-cell>
          <table:table-cell table:style-name="ce1" table:formula="of:=[.K19]/[.I19]" office:value-type="percentage" office:value="0.0677966101694915" calcext:value-type="percentage">
            <text:p>6.78%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50" calcext:value-type="float">
            <text:p>45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float" office:value="3.6" calcext:value-type="float">
            <text:p>3.6</text:p>
          </table:table-cell>
          <table:table-cell office:value-type="float" office:value="3.3" calcext:value-type="float">
            <text:p>3.3</text:p>
          </table:table-cell>
          <table:table-cell table:formula="of:=SQRT([.K20]*[.K20]+[.J20]*[.J20])" office:value-type="float" office:value="4.88364617882991" calcext:value-type="float">
            <text:p>4.88364617882991</text:p>
          </table:table-cell>
          <table:table-cell table:formula="of:=[.G20]*0.198" office:value-type="float" office:value="63.36" calcext:value-type="float">
            <text:p>63.36</text:p>
          </table:table-cell>
          <table:table-cell table:formula="of:=SQRT([.G20])*0.198" office:value-type="float" office:value="3.54193167635967" calcext:value-type="float">
            <text:p>3.54193167635967</text:p>
          </table:table-cell>
          <table:table-cell table:formula="of:=[.G20]*0.009" office:value-type="float" office:value="2.88" calcext:value-type="float">
            <text:p>2.88</text:p>
          </table:table-cell>
          <table:table-cell/>
          <table:table-cell table:formula="of:=SQRT([.N20]*[.N20]+[.O20]*[.O20])" office:value-type="float" office:value="4.56504983543444" calcext:value-type="float">
            <text:p>4.56504983543444</text:p>
          </table:table-cell>
          <table:table-cell table:formula="of:=[.Q20]/[.L20]" office:value-type="float" office:value="0.934762607337003" calcext:value-type="float">
            <text:p>0.934762607337003</text:p>
          </table:table-cell>
          <table:table-cell table:style-name="ce1" table:formula="of:=[.K20]/[.I20]" office:value-type="percentage" office:value="0.0521327014218009" calcext:value-type="percentage">
            <text:p>5.21%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00" calcext:value-type="float">
            <text:p>60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SQRT([.K21]*[.K21]+[.J21]*[.J21])" office:value-type="float" office:value="2.75862284482674" calcext:value-type="float">
            <text:p>2.75862284482674</text:p>
          </table:table-cell>
          <table:table-cell table:formula="of:=[.G21]*0.198" office:value-type="float" office:value="22.176" calcext:value-type="float">
            <text:p>22.176</text:p>
          </table:table-cell>
          <table:table-cell table:formula="of:=SQRT([.G21])*0.198" office:value-type="float" office:value="2.09543503836316" calcext:value-type="float">
            <text:p>2.09543503836316</text:p>
          </table:table-cell>
          <table:table-cell table:formula="of:=[.G21]*0.009" office:value-type="float" office:value="1.008" calcext:value-type="float">
            <text:p>1.008</text:p>
          </table:table-cell>
          <table:table-cell/>
          <table:table-cell table:formula="of:=SQRT([.N21]*[.N21]+[.O21]*[.O21])" office:value-type="float" office:value="2.32527675772154" calcext:value-type="float">
            <text:p>2.32527675772154</text:p>
          </table:table-cell>
          <table:table-cell table:formula="of:=[.Q21]/[.L21]" office:value-type="float" office:value="0.842912166149186" calcext:value-type="float">
            <text:p>0.842912166149186</text:p>
          </table:table-cell>
          <table:table-cell table:style-name="ce1" table:formula="of:=[.K21]/[.I21]" office:value-type="percentage" office:value="0.0852017937219731" calcext:value-type="percentage">
            <text:p>8.52%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SQRT([.K22]*[.K22]+[.J22]*[.J22])" office:value-type="float" office:value="0.943398113205661" calcext:value-type="float">
            <text:p>0.943398113205661</text:p>
          </table:table-cell>
          <table:table-cell table:formula="of:=[.G22]*0.198" office:value-type="float" office:value="3.168" calcext:value-type="float">
            <text:p>3.168</text:p>
          </table:table-cell>
          <table:table-cell table:formula="of:=SQRT([.G22])*0.198" office:value-type="float" office:value="0.792" calcext:value-type="float">
            <text:p>0.792</text:p>
          </table:table-cell>
          <table:table-cell table:formula="of:=[.G22]*0.009" office:value-type="float" office:value="0.144" calcext:value-type="float">
            <text:p>0.144</text:p>
          </table:table-cell>
          <table:table-cell/>
          <table:table-cell table:formula="of:=SQRT([.N22]*[.N22]+[.O22]*[.O22])" office:value-type="float" office:value="0.804984471899924" calcext:value-type="float">
            <text:p>0.804984471899924</text:p>
          </table:table-cell>
          <table:table-cell table:formula="of:=[.Q22]/[.L22]" office:value-type="float" office:value="0.853281833651959" calcext:value-type="float">
            <text:p>0.853281833651959</text:p>
          </table:table-cell>
          <table:table-cell table:style-name="ce1" table:formula="of:=[.K22]/[.I22]" office:value-type="percentage" office:value="0.15625" calcext:value-type="percentage">
            <text:p>15.63%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table:formula="of:=SQRT([.K23]*[.K23]+[.J23]*[.J23])" office:value-type="float" office:value="0.310161248385416" calcext:value-type="float">
            <text:p>0.310161248385416</text:p>
          </table:table-cell>
          <table:table-cell table:formula="of:=[.G23]*0.198" office:value-type="float" office:value="0.396" calcext:value-type="float">
            <text:p>0.396</text:p>
          </table:table-cell>
          <table:table-cell table:formula="of:=SQRT([.G23])*0.198" office:value-type="float" office:value="0.280014285349873" calcext:value-type="float">
            <text:p>0.280014285349873</text:p>
          </table:table-cell>
          <table:table-cell table:formula="of:=[.G23]*0.009" office:value-type="float" office:value="0.018" calcext:value-type="float">
            <text:p>0.018</text:p>
          </table:table-cell>
          <table:table-cell/>
          <table:table-cell table:formula="of:=SQRT([.N23]*[.N23]+[.O23]*[.O23])" office:value-type="float" office:value="0.280592230826158" calcext:value-type="float">
            <text:p>0.280592230826158</text:p>
          </table:table-cell>
          <table:table-cell table:formula="of:=[.Q23]/[.L23]" office:value-type="float" office:value="0.904665661125677" calcext:value-type="float">
            <text:p>0.904665661125677</text:p>
          </table:table-cell>
          <table:table-cell table:style-name="ce1" table:formula="of:=[.K23]/[.I23]" office:value-type="percentage" office:value="0.275" calcext:value-type="percentage">
            <text:p>27.50%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table:formula="of:=SQRT([.K24]*[.K24]+[.J24]*[.J24])" office:value-type="float" office:value="0.208806130178211" calcext:value-type="float">
            <text:p>0.208806130178211</text:p>
          </table:table-cell>
          <table:table-cell table:formula="of:=[.G24]*0.198" office:value-type="float" office:value="0.198" calcext:value-type="float">
            <text:p>0.198</text:p>
          </table:table-cell>
          <table:table-cell table:formula="of:=SQRT([.G24])*0.198" office:value-type="float" office:value="0.198" calcext:value-type="float">
            <text:p>0.198</text:p>
          </table:table-cell>
          <table:table-cell table:formula="of:=[.G24]*0.009" office:value-type="float" office:value="0.009" calcext:value-type="float">
            <text:p>0.009</text:p>
          </table:table-cell>
          <table:table-cell/>
          <table:table-cell table:formula="of:=SQRT([.N24]*[.N24]+[.O24]*[.O24])" office:value-type="float" office:value="0.198204439909907" calcext:value-type="float">
            <text:p>0.198204439909907</text:p>
          </table:table-cell>
          <table:table-cell table:formula="of:=[.Q24]/[.L24]" office:value-type="float" office:value="0.949227111966226" calcext:value-type="float">
            <text:p>0.949227111966226</text:p>
          </table:table-cell>
          <table:table-cell table:style-name="ce1" table:formula="of:=[.K24]/[.I24]" office:value-type="percentage" office:value="0.3" calcext:value-type="percentage">
            <text:p>3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0:11:36.885145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17:35.613096102</meta:creation-date>
    <dc:date>2022-01-09T21:22:29.898443856</dc:date>
    <meta:editing-duration>P1DT16H30M2S</meta:editing-duration>
    <meta:editing-cycles>4</meta:editing-cycles>
    <meta:generator>LibreOffice/6.4.7.2$Linux_X86_64 LibreOffice_project/40$Build-2</meta:generator>
    <meta:document-statistic meta:table-count="1" meta:cell-count="182" meta:object-count="0"/>
  </office:meta>
</office:document-meta>
</file>